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e7c9" officeooo:paragraph-rsid="001ae7c9"/>
    </style:style>
    <style:style style:name="P2" style:family="paragraph" style:parent-style-name="Text_20_body">
      <style:text-properties fo:language="en" fo:country="US" officeooo:rsid="001ae7c9" officeooo:paragraph-rsid="001ae7c9"/>
    </style:style>
    <style:style style:name="P3" style:family="paragraph" style:parent-style-name="Text_20_body">
      <style:text-properties officeooo:rsid="001b98e0" officeooo:paragraph-rsid="001b98e0"/>
    </style:style>
    <style:style style:name="P4" style:family="paragraph" style:parent-style-name="Text_20_body">
      <style:text-properties officeooo:rsid="001b98e0" officeooo:paragraph-rsid="001d7e3a"/>
    </style:style>
    <style:style style:name="P5" style:family="paragraph" style:parent-style-name="Text_20_body">
      <style:text-properties officeooo:rsid="001d7e3a" officeooo:paragraph-rsid="001d7e3a"/>
    </style:style>
    <style:style style:name="P6" style:family="paragraph" style:parent-style-name="Heading_20_3">
      <style:text-properties officeooo:rsid="001b98e0" officeooo:paragraph-rsid="001b98e0"/>
    </style:style>
    <style:style style:name="P7" style:family="paragraph" style:parent-style-name="Heading_20_3">
      <style:text-properties officeooo:rsid="001d7e3a" officeooo:paragraph-rsid="001d7e3a"/>
    </style:style>
    <style:style style:name="P8" style:family="paragraph" style:parent-style-name="Title">
      <style:text-properties fo:language="en" fo:country="US" officeooo:rsid="001ae7c9" officeooo:paragraph-rsid="001ae7c9"/>
    </style:style>
    <style:style style:name="P9" style:family="paragraph" style:parent-style-name="Heading_20_2">
      <style:text-properties officeooo:rsid="001b98e0" officeooo:paragraph-rsid="001b98e0"/>
    </style:style>
    <style:style style:name="T1" style:family="text">
      <style:text-properties fo:font-style="italic" style:font-style-asian="italic" style:font-style-complex="italic"/>
    </style:style>
    <style:style style:name="T2" style:family="text">
      <style:text-properties officeooo:rsid="001b98e0"/>
    </style:style>
    <style:style style:name="T3" style:family="text">
      <style:text-properties fo:font-weight="bold" style:font-weight-asian="bold" style:font-weight-complex="bold"/>
    </style:style>
    <style:style style:name="T4" style:family="text">
      <style:text-properties officeooo:rsid="001d7e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eeling interface</text:p>
      <text:h text:style-name="Heading_20_2" text:outline-level="2">Preliminary steps</text:h>
      <text:p text:style-name="P2">Before any tests can be done, it is necessary to have the Freeling software installed. After installing all needed dependencies explained by the official documentation it may also be necessary to install the libraries “<text:span text:style-name="T1">libboost1.55-all-dev</text:span>” and “<text:span text:style-name="T1">libboost1.55-tools-dev</text:span>”. Before the process of installation starts an extra instruction is needed: “autoreconf –install”, and after that the normal process of “./configure”, “make”, “sudo make install”.</text:p>
      <text:h text:style-name="Heading_20_2" text:outline-level="2">The approach</text:h>
      <text:p text:style-name="P1">In order to use Freeling, this interface considered the use of the sample program called “analyze”. It is a sample program of Freeling that given a sort of parameters can return an output with the desired result. <text:span text:style-name="T2">In order to keep the result simple but useful and prevent extra installation files, it is used the default configuration file available after the clean installation for every language supported. For example the configuration file for the english language is available under the folder “/usr/local/share/freeling/en.cfg”.</text:span></text:p>
      <text:h text:style-name="P9" text:outline-level="2">Us<text:span text:style-name="T4">ing the</text:span> interface</text:h>
      <text:p text:style-name="P3">This interface is composed by 5 functions that return lists of words and its characteristics.</text:p>
      <text:h text:style-name="P6" text:outline-level="3">tokenize_file(path_to_file, lang='en')</text:h>
      <text:p text:style-name="P4">The output of the sentence “I'm studying a master in Barcelona.” would be a list like the following <text:span text:style-name="T4">(word, lemma, category, probability assignment)</text:span>: </text:p>
      <text:p text:style-name="P3">[['<text:span text:style-name="T3">I'</text:span>, 'i', 'PRP', '1'], ['<text:span text:style-name="T3">am</text:span>', 'be', 'VBP', '1'], ['<text:span text:style-name="T3">studying</text:span>', 'study', 'VBG', '1'], ['<text:span text:style-name="T3">a</text:span>', '1', 'Z', '0.99998'], ['<text:span text:style-name="T3">master</text:span>', 'master', 'NN', '0.909774'], ['<text:span text:style-name="T3">in</text:span>', 'in', 'IN', '0.985534'], ['<text:span text:style-name="T3">Barcelona</text:span>', 'barcelona', 'NP', '1'], ['<text:span text:style-name="T3">.</text:span>', '.', 'Fp', '1']]</text:p>
      <text:h text:style-name="P7" text:outline-level="3">extract_type(path_to_file, lang='en')</text:h>
      <text:p text:style-name="P5">Returns a list of words with the corresponding category of word. i.e. 'NP', 'VBG',...</text:p>
      <text:h text:style-name="P7" text:outline-level="3">extract_phonetics(path_to_file, lang='en')</text:h>
      <text:p text:style-name="P5">Returns the word and its corresponding phonetics notation.</text:p>
      <text:h text:style-name="P7" text:outline-level="3">extract_probabilities(path_to_file, lang='en')</text:h>
      <text:p text:style-name="P5">Returns the word and the probability of assignment of each word.</text:p>
      <text:h text:style-name="P7" text:outline-level="3">get_names(path_to_file, lang='en')</text:h>
      <text:p text:style-name="P5">Returns a list of the words considered as a name 'N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ix </meta:initial-creator>
    <meta:creation-date>2015-10-16T14:56:12.561920799</meta:creation-date>
    <dc:date>2015-10-16T15:41:51.600444776</dc:date>
    <dc:creator>Aleix </dc:creator>
    <meta:editing-duration>PT8S</meta:editing-duration>
    <meta:editing-cycles>1</meta:editing-cycles>
    <meta:document-statistic meta:table-count="0" meta:image-count="0" meta:object-count="0" meta:page-count="1" meta:paragraph-count="18" meta:word-count="277" meta:character-count="1994" meta:non-whitespace-character-count="1734"/>
    <meta:generator>LibreOffice/4.2.8.2$Linux_X86_64 LibreOffice_project/420m0$Build-2</meta:generator>
  </office:meta>
</office:document-meta>
</file>